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2.494cm"/>
    </style:style>
    <style:style style:name="co2" style:family="table-column">
      <style:table-column-properties fo:break-before="auto" style:column-width="2.09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Accent_20_2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線條箭頭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_ep17_lod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1020" table:default-cell-style-name="Default"/>
        <table:table-row table:style-name="ro1">
          <table:table-cell table:style-name="ce7" office:value-type="string" calcext:value-type="string">
            <office:annotation draw:style-name="gr1" draw:text-style-name="P2" svg:width="2.899cm" svg:height="1.799cm" svg:x="3.094cm" svg:y="0cm" draw:caption-point-x="-0.61cm" draw:caption-point-y="0.01cm">
              <dc:creator>WJ</dc:creator>
              <dc:date>2021-11-10T00:00:00</dc:date>
              <text:p text:style-name="P1">樣品名稱</text:p>
            </office:annotation>
            <text:p>sample</text:p>
          </table:table-cell>
          <table:table-cell table:style-name="ce7" office:value-type="string" calcext:value-type="string">
            <office:annotation draw:style-name="gr1" draw:text-style-name="P2" svg:width="2.899cm" svg:height="1.799cm" svg:x="5.184cm" svg:y="0cm" draw:caption-point-x="-0.61cm" draw:caption-point-y="0.01cm">
              <dc:creator>WJ</dc:creator>
              <dc:date>2021-11-10T00:00:00</dc:date>
              <text:p text:style-name="P1"><text:span text:style-name="T1">試劑的</text:span><text:span text:style-name="T1">lot</text:span><text:span text:style-name="T1">，例如</text:span><text:span text:style-name="T1">1, 2, 3, 4</text:span></text:p>
            </office:annotation>
            <text:p>reagent_lot</text:p>
          </table:table-cell>
          <table:table-cell table:style-name="ce7" office:value-type="string" calcext:value-type="string">
            <office:annotation draw:style-name="gr1" draw:text-style-name="P2" svg:width="2.899cm" svg:height="1.799cm" svg:x="6.062cm" svg:y="0cm" draw:caption-point-x="-0.61cm" draw:caption-point-y="0.01cm">
              <dc:creator>WJ</dc:creator>
              <dc:date>2021-11-08T00:00:00</dc:date>
              <text:p text:style-name="P1"><text:span text:style-name="T1">Hit rate</text:span></text:p>
            </office:annotation>
            <text:p>y</text:p>
          </table:table-cell>
          <table:table-cell table:style-name="Accent_20_2" office:value-type="string" calcext:value-type="string">
            <office:annotation draw:style-name="gr1" draw:text-style-name="P2" svg:width="2.899cm" svg:height="1.799cm" svg:x="8.32cm" svg:y="0cm" draw:caption-point-x="-0.61cm" draw:caption-point-y="0.01cm">
              <dc:creator>WJ</dc:creator>
              <dc:date>2021-11-10T00:00:00</dc:date>
              <text:p text:style-name="P1"><text:span text:style-name="T1">以</text:span>參考方法得到的"真值"</text:p>
            </office:annotation>
            <text:p>y_ref</text:p>
          </table:table-cell>
          <table:table-cell table:style-name="Accent_20_2"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2.8" calcext:value-type="float">
            <text:p>22.8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8.2" calcext:value-type="float">
            <text:p>28.2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.9" calcext:value-type="float">
            <text:p>25.9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.4" calcext:value-type="float">
            <text:p>26.4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8.3" calcext:value-type="float">
            <text:p>28.3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.7" calcext:value-type="float">
            <text:p>20.7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1.9" calcext:value-type="float">
            <text:p>21.9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4.7" calcext:value-type="float">
            <text:p>24.7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2.5" calcext:value-type="float">
            <text:p>22.5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8.5" calcext:value-type="float">
            <text:p>28.5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9.2" calcext:value-type="float">
            <text:p>29.2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3" calcext:value-type="float">
            <text:p>13.3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.6" calcext:value-type="float">
            <text:p>12.6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.2" calcext:value-type="float">
            <text:p>18.2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.7" calcext:value-type="float">
            <text:p>14.7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.8" calcext:value-type="float">
            <text:p>17.8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.1" calcext:value-type="float">
            <text:p>14.1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.5" calcext:value-type="float">
            <text:p>12.5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3" calcext:value-type="float">
            <text:p>11.3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.2" calcext:value-type="float">
            <text:p>12.2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.2" calcext:value-type="float">
            <text:p>16.2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9" calcext:value-type="float">
            <text:p>13.9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.9" calcext:value-type="float">
            <text:p>12.9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.4" calcext:value-type="float">
            <text:p>17.4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.9" calcext:value-type="float">
            <text:p>15.9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.1" calcext:value-type="float">
            <text:p>14.1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3" calcext:value-type="float">
            <text:p>11.3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4" calcext:value-type="float">
            <text:p>9.4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.6" calcext:value-type="float">
            <text:p>10.6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6" calcext:value-type="float">
            <text:p>13.6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.6" calcext:value-type="float">
            <text:p>17.6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.9" calcext:value-type="float">
            <text:p>14.9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.3" calcext:value-type="float">
            <text:p>17.3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.2" calcext:value-type="float">
            <text:p>19.2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1.5" calcext:value-type="float">
            <text:p>21.5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2.2" calcext:value-type="float">
            <text:p>22.2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4.1" calcext:value-type="float">
            <text:p>24.1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.8" calcext:value-type="float">
            <text:p>25.8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.4" calcext:value-type="float">
            <text:p>16.4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4.9" calcext:value-type="float">
            <text:p>24.9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3.8" calcext:value-type="float">
            <text:p>23.8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2.1" calcext:value-type="float">
            <text:p>22.1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.1" calcext:value-type="float">
            <text:p>26.1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.2" calcext:value-type="float">
            <text:p>19.2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2.7" calcext:value-type="float">
            <text:p>22.7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8.3" calcext:value-type="float">
            <text:p>28.3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.2" calcext:value-type="float">
            <text:p>26.2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.1" calcext:value-type="float">
            <text:p>25.1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.3" calcext:value-type="float">
            <text:p>30.3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3.4" calcext:value-type="float">
            <text:p>23.4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.2" calcext:value-type="float">
            <text:p>19.2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.3" calcext:value-type="float">
            <text:p>26.3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3.1" calcext:value-type="float">
            <text:p>23.1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7.5" calcext:value-type="float">
            <text:p>27.5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.1" calcext:value-type="float">
            <text:p>30.1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2.5" calcext:value-type="float">
            <text:p>22.5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1.8" calcext:value-type="float">
            <text:p>21.8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2.1" calcext:value-type="float">
            <text:p>22.1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.3" calcext:value-type="float">
            <text:p>20.3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.3" calcext:value-type="float">
            <text:p>25.3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7.2" calcext:value-type="float">
            <text:p>27.2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.1" calcext:value-type="float">
            <text:p>25.1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.3" calcext:value-type="float">
            <text:p>25.3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.3" calcext:value-type="float">
            <text:p>25.3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5.6" calcext:value-type="float">
            <text:p>15.6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1.2" calcext:value-type="float">
            <text:p>21.2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4.8" calcext:value-type="float">
            <text:p>14.8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4.9" calcext:value-type="float">
            <text:p>14.9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5.8" calcext:value-type="float">
            <text:p>15.8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1.6" calcext:value-type="float">
            <text:p>21.6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2.8" calcext:value-type="float">
            <text:p>22.8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5.3" calcext:value-type="float">
            <text:p>15.3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.7" calcext:value-type="float">
            <text:p>18.7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.3" calcext:value-type="float">
            <text:p>18.3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9.5" calcext:value-type="float">
            <text:p>19.5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5.9" calcext:value-type="float">
            <text:p>15.9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3.4" calcext:value-type="float">
            <text:p>13.4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.5" calcext:value-type="float">
            <text:p>8.5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6.3" calcext:value-type="float">
            <text:p>16.3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.1" calcext:value-type="float">
            <text:p>18.1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1.1" calcext:value-type="float">
            <text:p>11.1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1.3" calcext:value-type="float">
            <text:p>11.3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.1" calcext:value-type="float">
            <text:p>10.1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.8" calcext:value-type="float">
            <text:p>18.8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7.6" calcext:value-type="float">
            <text:p>17.6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4.1" calcext:value-type="float">
            <text:p>14.1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4.9" calcext:value-type="float">
            <text:p>14.9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9.2" calcext:value-type="float">
            <text:p>19.2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5.8" calcext:value-type="float">
            <text:p>15.8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9.8" calcext:value-type="float">
            <text:p>19.8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1.4" calcext:value-type="float">
            <text:p>21.4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9.6" calcext:value-type="float">
            <text:p>19.6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3.1" calcext:value-type="float">
            <text:p>23.1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2.9" calcext:value-type="float">
            <text:p>32.9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0.4" calcext:value-type="float">
            <text:p>30.4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9.4" calcext:value-type="float">
            <text:p>29.4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7.6" calcext:value-type="float">
            <text:p>27.6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7.7" calcext:value-type="float">
            <text:p>27.7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0.6" calcext:value-type="float">
            <text:p>30.6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1.4" calcext:value-type="float">
            <text:p>31.4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0.4" calcext:value-type="float">
            <text:p>30.4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2.5" calcext:value-type="float">
            <text:p>32.5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8.9" calcext:value-type="float">
            <text:p>28.9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9.8" calcext:value-type="float">
            <text:p>29.8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5.1" calcext:value-type="float">
            <text:p>35.1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 table:number-rows-repeated="10484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etting_ep17" table:style-name="ta1">
        <office:forms form:automatic-focus="false" form:apply-design-mode="false"/>
        <table:table-column table:style-name="co5" table:default-cell-style-name="Accent_20_2"/>
        <table:table-column table:style-name="co4" table:number-columns-repeated="1017" table:default-cell-style-name="Accent_20_2"/>
        <table:table-row table:style-name="ro1">
          <table:table-cell office:value-type="string" calcext:value-type="string">
            <office:annotation draw:style-name="gr1" draw:text-style-name="P2" svg:width="2.899cm" svg:height="1.799cm" svg:x="3.05cm" svg:y="0cm" draw:caption-point-x="-0.61cm" draw:caption-point-y="0.01cm">
              <dc:creator>WJ</dc:creator>
              <dc:date>2021-10-05T00:00:00</dc:date>
              <text:p text:style-name="P1"><text:span text:style-name="T1">量測單位</text:span></text:p>
            </office:annotation>
            <text:p>unit_of_device</text:p>
          </table:table-cell>
          <table:table-cell office:value-type="string" calcext:value-type="string">
            <office:annotation draw:style-name="gr1" draw:text-style-name="P2" svg:width="2.899cm" svg:height="1.799cm" svg:x="5.307cm" svg:y="0cm" draw:caption-point-x="-0.61cm" draw:caption-point-y="0.01cm">
              <dc:creator>WJ</dc:creator>
              <dc:date>2021-11-10T00:00:00</dc:date>
              <text:p text:style-name="P1">允收基準(%TE, 例如21.6%則表示為0.216)</text:p>
            </office:annotation>
            <text:p>acceptance_criteria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pg/ml</text:p>
          </table:table-cell>
          <table:table-cell table:style-name="Default" office:value-type="float" office:value="0.216" calcext:value-type="float">
            <text:p>0.216</text:p>
          </table:table-cell>
          <table:table-cell table:style-name="Default"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TC" style:font-size-asian="10pt" style:language-asian="zh" style:country-asian="TW" style:font-name-complex="Noto Sans CJK T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線條箭頭_20_1" draw:display-name="線條箭頭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0$Build-2</meta:generator>
    <dc:date>2021-11-10T20:07:12.470113677</dc:date>
    <meta:editing-duration>PT1H14M37S</meta:editing-duration>
    <meta:editing-cycles>43</meta:editing-cycles>
    <dc:creator>Wu Jun-I</dc:creator>
    <meta:document-statistic meta:table-count="2" meta:cell-count="488" meta:object-count="0"/>
  </office:meta>
</office:document-meta>
</file>